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NameVersionStrategy.extractVersion(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ileNameVersionStrategy.remove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NameVersionStrategy.add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